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25.277cm" fo:min-width="7.247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25.277cm" fo:min-width="8.26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84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2.54cm" svg:x="13.954cm" svg:y="2.397cm">
          <text:p text:style-name="P1">/aut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47cm" svg:height="25.527cm" svg:x="3.794cm" svg:y="1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763cm" svg:height="25.527cm" svg:x="11.541cm" svg:y="1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2.54cm" svg:x="5.826cm" svg:y="2.397cm">
          <text:p text:style-name="P1">Login: </text:p>
          <text:p text:style-name="P1">user + pas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651cm" svg:x="1.381cm" svg:y="2.9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5.461cm" svg:height="1.673cm" svg:x="13.446cm" svg:y="1.254cm">
          <draw:text-box>
            <text:p text:style-name="P1">Server Backend</text:p>
          </draw:text-box>
        </draw:frame>
        <draw:frame draw:style-name="gr6" draw:text-style-name="P5" draw:layer="layout" svg:width="4.699cm" svg:height="1.651cm" svg:x="5.826cm" svg:y="1.254cm">
          <draw:text-box>
            <text:p text:style-name="P1">Client App</text:p>
          </draw:text-box>
        </draw:frame>
        <draw:line draw:style-name="gr7" draw:text-style-name="P6" draw:layer="layout" svg:x1="3.286cm" svg:y1="3.667cm" svg:x2="5.953cm" svg:y2="3.667cm">
          <text:p/>
        </draw:line>
        <draw:custom-shape draw:style-name="gr1" draw:text-style-name="P2" draw:layer="layout" svg:width="4.445cm" svg:height="2.54cm" svg:x="14.081cm" svg:y="7.477cm">
          <text:p text:style-name="P1">login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6.367cm" svg:y1="4.937cm" svg:x2="16.367cm" svg:y2="7.477cm">
          <text:p/>
        </draw:line>
        <draw:line draw:style-name="gr7" draw:text-style-name="P6" draw:layer="layout" svg:x1="10.398cm" svg:y1="3.667cm" svg:x2="14.081cm" svg:y2="3.667cm">
          <text:p/>
        </draw:line>
        <draw:custom-shape draw:style-name="gr1" draw:text-style-name="P2" draw:layer="layout" svg:width="4.445cm" svg:height="2.54cm" svg:x="14.081cm" svg:y="11.16cm">
          <text:p text:style-name="P1">log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7T10:16:54.347000000</meta:creation-date>
    <meta:generator>LibreOffice/6.3.0.4$Windows_X86_64 LibreOffice_project/057fc023c990d676a43019934386b85b21a9ee99</meta:generator>
    <dc:date>2020-04-07T11:07:04.209000000</dc:date>
    <meta:editing-duration>PT8M56S</meta:editing-duration>
    <meta:editing-cycles>1</meta:editing-cycles>
    <meta:document-statistic meta:object-count="12"/>
  </office:meta>
</office:document-meta>
</file>